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736f1" officeooo:paragraph-rsid="000736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nt </text:p>
      <text:p text:style-name="P1">box-shadows</text:p>
      <text:p text:style-name="P1"/>
      <text:p text:style-name="P1">nom</text:p>
      <text:p text:style-name="P1">text-transform : upperca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1T12:08:42.378000000</dc:date>
    <meta:editing-duration>PT8M41S</meta:editing-duration>
    <meta:editing-cycles>1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4" meta:word-count="6" meta:character-count="45" meta:non-whitespace-character-count="42"/>
  </office:meta>
</office:document-meta>
</file>